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055da8" officeooo:paragraph-rsid="00055da8" style:font-size-asian="22pt" style:font-size-complex="22pt"/>
    </style:style>
    <style:style style:name="P2" style:family="paragraph" style:parent-style-name="Standard">
      <style:paragraph-properties fo:text-align="start" style:justify-single-word="false"/>
      <style:text-properties fo:font-size="12pt" officeooo:rsid="00055da8" officeooo:paragraph-rsid="00055da8" style:font-size-asian="10.5pt" style:font-size-complex="12pt"/>
    </style:style>
    <style:style style:name="T1" style:family="text">
      <style:text-properties officeooo:rsid="00070d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A 104</text:p>
      <text:p text:style-name="P2"/>
      <text:p text:style-name="P2"/>
      <text:p text:style-name="P2"/>
      <text:p text:style-name="P2"/>
      <text:p text:style-name="P2">Les traces que j’ai laisser sur internet :</text:p>
      <text:p text:style-name="P2"/>
      <text:p text:style-name="P2">En cherchent mon nom est prénom sur un moteur de recherche, on trouve les informions suivent mon Instagram, mon compte Facebook et des résultats de natation quand j’ai était inscrit au club de natation.</text:p>
      <text:p text:style-name="P2"/>
      <text:p text:style-name="P2"><text:tab/>Pour mon Instagram on peut voir qu’il n’y a aucun publication <text:span text:style-name="T1">et mon compte est en priver ce qui veux dire que celle les personne que j’accepte peuvent voir mes publication mais je n’ai aucun publication donc ils peuvent <text:s/>m’envoie un message ou regarder a qu’elle personne je suis abonner.</text:span></text:p>
      <text:p text:style-name="P2"/>
      <text:p text:style-name="P2"><text:tab/><text:span text:style-name="T1">Pour mon compte Facebook on peut voir que je suis 5 personnes et que je n’ai aucune communication ou publication.</text:span></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0T08:42:50.540000000</meta:creation-date>
    <dc:date>2023-10-10T09:52:54.091000000</dc:date>
    <meta:editing-duration>PT1H10M3S</meta:editing-duration>
    <meta:editing-cycles>2</meta:editing-cycles>
    <meta:generator>LibreOffice/7.4.6.2$Windows_X86_64 LibreOffice_project/5b1f5509c2decdade7fda905e3e1429a67acd63d</meta:generator>
    <meta:document-statistic meta:table-count="0" meta:image-count="0" meta:object-count="0" meta:page-count="1" meta:paragraph-count="5" meta:word-count="114" meta:character-count="655" meta:non-whitespace-character-count="543"/>
  </office:meta>
</office:document-meta>
</file>